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5e8ac7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5e8ac7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9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row table:style-name="ro1">
          <table:table-cell table:style-name="ce1" office:value-type="string" calcext:value-type="string">
            <text:p>ACTUACIÓN 413(ASISTENCIAS REPETIDAS)</text:p>
          </table:table-cell>
          <table:table-cell table:style-name="Default"/>
          <table:table-cell table:style-name="ce1" office:value-type="string" calcext:value-type="string">
            <text:p>ACTUACIÓN 088(ASISTENCIAS REPETIDAS)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NUMERO DE CEDULA</text:p>
          </table:table-cell>
          <table:table-cell table:style-name="Default"/>
          <table:table-cell table:style-name="ce2" office:value-type="string" calcext:value-type="string">
            <text:p>NUMERO DE CEDULA</text:p>
          </table:table-cell>
          <table:table-cell table:style-name="Default"/>
        </table:table-row>
        <table:table-row table:style-name="ro1">
          <table:table-cell table:style-name="ce3" office:value-type="float" office:value="25497137" calcext:value-type="float">
            <text:p>25497137</text:p>
          </table:table-cell>
          <table:table-cell/>
          <table:table-cell office:value-type="float" office:value="12149965" calcext:value-type="float">
            <text:p>12149965</text:p>
          </table:table-cell>
          <table:table-cell/>
        </table:table-row>
        <table:table-row table:style-name="ro1">
          <table:table-cell table:style-name="ce3" office:value-type="float" office:value="26841491" calcext:value-type="float">
            <text:p>26841491</text:p>
          </table:table-cell>
          <table:table-cell/>
          <table:table-cell office:value-type="float" office:value="16583996" calcext:value-type="float">
            <text:p>16583996</text:p>
          </table:table-cell>
          <table:table-cell/>
        </table:table-row>
        <table:table-row table:style-name="ro1">
          <table:table-cell table:style-name="ce3" office:value-type="float" office:value="25463034" calcext:value-type="float">
            <text:p>25463034</text:p>
          </table:table-cell>
          <table:table-cell/>
          <table:table-cell office:value-type="float" office:value="16391316" calcext:value-type="float">
            <text:p>16391316</text:p>
          </table:table-cell>
          <table:table-cell/>
        </table:table-row>
        <table:table-row table:style-name="ro1">
          <table:table-cell table:style-name="ce3" office:value-type="float" office:value="21085933" calcext:value-type="float">
            <text:p>21085933</text:p>
          </table:table-cell>
          <table:table-cell/>
          <table:table-cell office:value-type="float" office:value="15212847" calcext:value-type="float">
            <text:p>15212847</text:p>
          </table:table-cell>
          <table:table-cell/>
        </table:table-row>
        <table:table-row table:style-name="ro1">
          <table:table-cell table:style-name="ce3" office:value-type="float" office:value="13586977" calcext:value-type="float">
            <text:p>13586977</text:p>
          </table:table-cell>
          <table:table-cell/>
          <table:table-cell office:value-type="float" office:value="12191318" calcext:value-type="float">
            <text:p>12191318</text:p>
          </table:table-cell>
          <table:table-cell/>
        </table:table-row>
        <table:table-row table:style-name="ro1">
          <table:table-cell table:style-name="ce3" office:value-type="float" office:value="26673593" calcext:value-type="float">
            <text:p>26673593</text:p>
          </table:table-cell>
          <table:table-cell/>
          <table:table-cell office:value-type="float" office:value="25811291" calcext:value-type="float">
            <text:p>25811291</text:p>
          </table:table-cell>
          <table:table-cell/>
        </table:table-row>
        <table:table-row table:style-name="ro1">
          <table:table-cell table:style-name="ce3" office:value-type="float" office:value="22683570" calcext:value-type="float">
            <text:p>22683570</text:p>
          </table:table-cell>
          <table:table-cell/>
          <table:table-cell office:value-type="float" office:value="12186519" calcext:value-type="float">
            <text:p>12186519</text:p>
          </table:table-cell>
          <table:table-cell/>
        </table:table-row>
        <table:table-row table:style-name="ro1">
          <table:table-cell table:style-name="ce3" office:value-type="float" office:value="17877627" calcext:value-type="float">
            <text:p>17877627</text:p>
          </table:table-cell>
          <table:table-cell/>
          <table:table-cell office:value-type="float" office:value="16463062" calcext:value-type="float">
            <text:p>16463062</text:p>
          </table:table-cell>
          <table:table-cell/>
        </table:table-row>
        <table:table-row table:style-name="ro1">
          <table:table-cell table:style-name="ce3" office:value-type="float" office:value="24611021" calcext:value-type="float">
            <text:p>24611021</text:p>
          </table:table-cell>
          <table:table-cell/>
          <table:table-cell office:value-type="float" office:value="18070657" calcext:value-type="float">
            <text:p>18070657</text:p>
          </table:table-cell>
          <table:table-cell/>
        </table:table-row>
        <table:table-row table:style-name="ro1">
          <table:table-cell table:style-name="ce3" office:value-type="float" office:value="26607924" calcext:value-type="float">
            <text:p>26607924</text:p>
          </table:table-cell>
          <table:table-cell/>
          <table:table-cell office:value-type="float" office:value="20737653" calcext:value-type="float">
            <text:p>20737653</text:p>
          </table:table-cell>
          <table:table-cell/>
        </table:table-row>
        <table:table-row table:style-name="ro1">
          <table:table-cell table:style-name="ce3" office:value-type="float" office:value="14100616" calcext:value-type="float">
            <text:p>14100616</text:p>
          </table:table-cell>
          <table:table-cell/>
          <table:table-cell office:value-type="float" office:value="16267383" calcext:value-type="float">
            <text:p>16267383</text:p>
          </table:table-cell>
          <table:table-cell/>
        </table:table-row>
        <table:table-row table:style-name="ro1">
          <table:table-cell table:style-name="ce3" office:value-type="float" office:value="19925253" calcext:value-type="float">
            <text:p>19925253</text:p>
          </table:table-cell>
          <table:table-cell/>
          <table:table-cell office:value-type="float" office:value="16432839" calcext:value-type="float">
            <text:p>164328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780569" calcext:value-type="float">
            <text:p>117805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33672" calcext:value-type="float">
            <text:p>130336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25503" calcext:value-type="float">
            <text:p>175255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41660" calcext:value-type="float">
            <text:p>17041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963480" calcext:value-type="float">
            <text:p>199634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838127" calcext:value-type="float">
            <text:p>178381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85416" calcext:value-type="float">
            <text:p>5785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948589" calcext:value-type="float">
            <text:p>10948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241157" calcext:value-type="float">
            <text:p>192411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96737" calcext:value-type="float">
            <text:p>130967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76808" calcext:value-type="float">
            <text:p>15076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705292" calcext:value-type="float">
            <text:p>227052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706762" calcext:value-type="float">
            <text:p>107067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9291724" calcext:value-type="float">
            <text:p>92917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07610" calcext:value-type="float">
            <text:p>205076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79706" calcext:value-type="float">
            <text:p>97797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621143" calcext:value-type="float">
            <text:p>1962114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81236" calcext:value-type="float">
            <text:p>155812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464967" calcext:value-type="float">
            <text:p>184649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880226" calcext:value-type="float">
            <text:p>228802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8623200" calcext:value-type="float">
            <text:p>86232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91332" calcext:value-type="float">
            <text:p>163913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99418" calcext:value-type="float">
            <text:p>183994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5:42:46.2615563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5:42:49.894151279</meta:creation-date>
    <meta:editing-duration>PT13M31S</meta:editing-duration>
    <meta:editing-cycles>2</meta:editing-cycles>
    <meta:generator>LibreOffice/6.0.7.3$Linux_X86_64 LibreOffice_project/00m0$Build-3</meta:generator>
    <dc:date>2021-11-09T16:06:48.344740035</dc:date>
    <meta:document-statistic meta:table-count="1" meta:cell-count="51" meta:object-count="0"/>
  </office:meta>
</office:document-meta>
</file>